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626" officeooo:paragraph-rsid="0014b626"/>
    </style:style>
    <style:style style:name="P2" style:family="paragraph" style:parent-style-name="Standard">
      <style:text-properties officeooo:rsid="0014b626" officeooo:paragraph-rsid="0014cfe5"/>
    </style:style>
    <style:style style:name="P3" style:family="paragraph" style:parent-style-name="Standard">
      <style:text-properties officeooo:rsid="0015219c" officeooo:paragraph-rsid="0015219c"/>
    </style:style>
    <style:style style:name="P4" style:family="paragraph" style:parent-style-name="Standard">
      <style:text-properties officeooo:rsid="0015219c" officeooo:paragraph-rsid="0015219c"/>
    </style:style>
    <style:style style:name="P5" style:family="paragraph" style:parent-style-name="Standard">
      <style:text-properties officeooo:rsid="00181a39" officeooo:paragraph-rsid="00181a39"/>
    </style:style>
    <style:style style:name="P6" style:family="paragraph" style:parent-style-name="Standard">
      <style:text-properties officeooo:rsid="001a791e" officeooo:paragraph-rsid="001a791e"/>
    </style:style>
    <style:style style:name="T1" style:family="text">
      <style:text-properties officeooo:rsid="0016e69b"/>
    </style:style>
    <style:style style:name="T2" style:family="text">
      <style:text-properties officeooo:rsid="001a7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st of used assets:</text:p>
      <text:p text:style-name="P5"/>
      <text:p text:style-name="P6">monte32:</text:p>
      <text:p text:style-name="P5">- <text:span text:style-name="T2">WoodType1_Footstep_Sneakers</text:span> - https://freesound.org/people/monte32/sounds/405114/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55:39.994778189</meta:creation-date>
    <meta:editing-duration>PT19H22M17S</meta:editing-duration>
    <meta:editing-cycles>2</meta:editing-cycles>
    <meta:generator>LibreOffice/7.3.7.2$Linux_X86_64 LibreOffice_project/30$Build-2</meta:generator>
    <dc:date>2023-10-06T13:19:05.511983318</dc:date>
    <meta:document-statistic meta:table-count="0" meta:image-count="0" meta:object-count="0" meta:page-count="1" meta:paragraph-count="3" meta:word-count="9" meta:character-count="111" meta:non-whitespace-character-count="105"/>
  </office:meta>
</office:document-meta>
</file>